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f15" officeooo:paragraph-rsid="001cbf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minicom 2.7</text:p>
      <text:p text:style-name="P1"/>
      <text:p text:style-name="P1">OPTIONS: I18n <text:s text:c="63"/></text:p>
      <text:p text:style-name="P1">Compiled on Nov 15 2018, 20:18:47. <text:s text:c="42"/></text:p>
      <text:p text:style-name="P1">Port /dev/ttyUSB0, 18:08:41 <text:s text:c="49"/></text:p>
      <text:p text:style-name="P1"><text:s text:c="77"/></text:p>
      <text:p text:style-name="P1">Press CTRL-A Z for help on special keys <text:s text:c="37"/></text:p>
      <text:p text:style-name="P1"><text:s text:c="77"/></text:p>
      <text:p text:style-name="P1"><text:s text:c="77"/></text:p>
      <text:p text:style-name="P1">U-Boot SPL 2018.09-00002-g0b54a51eee (Sep 10 2018 - 19:41:39 -0500) <text:s text:c="9"/></text:p>
      <text:p text:style-name="P1">Trying to boot from MMC2 <text:s text:c="52"/></text:p>
      <text:p text:style-name="P1">Loading Environment from EXT4... Card did not respond to voltage select! <text:s text:c="4"/></text:p>
      <text:p text:style-name="P1"><text:s text:c="77"/></text:p>
      <text:p text:style-name="P1"><text:s text:c="40"/></text:p>
      <text:p text:style-name="P1">U-Boot 2018.09-00002-g0b54a51eee (Sep 10 2018 - 19:41:39 -0500), Build: jenkins-github_Bootloader-Builder-65</text:p>
      <text:p text:style-name="P1"><text:s text:c="40"/></text:p>
      <text:p text:style-name="P1">CPU <text:s/>: AM335X-GP rev 2.1 <text:s text:c="15"/></text:p>
      <text:p text:style-name="P1">I2C: <text:s text:c="2"/>ready <text:s text:c="27"/></text:p>
      <text:p text:style-name="P1">DRAM: <text:s/>512 MiB <text:s text:c="25"/></text:p>
      <text:p text:style-name="P1">No match for driver 'omap_hsmmc'</text:p>
      <text:p text:style-name="P1">No match for driver 'omap_hsmmc'</text:p>
      <text:p text:style-name="P1">Some drivers were not found</text:p>
      <text:p text:style-name="P1">Reset Source: Power-on reset has occurred.</text:p>
      <text:p text:style-name="P1">RTC 32KCLK Source: External.</text:p>
      <text:p text:style-name="P1">MMC: <text:s text:c="2"/>OMAP SD/MMC: 0, OMAP SD/MMC: 1</text:p>
      <text:p text:style-name="P1">Loading Environment from EXT4... Card did not respond to voltage select!</text:p>
      <text:p text:style-name="P1">Board: BeagleBone Black</text:p>
      <text:p text:style-name="P1">&lt;ethaddr&gt; not set. Validating first E-fuse MAC</text:p>
      <text:p text:style-name="P1">BeagleBone Black:</text:p>
      <text:p text:style-name="P1">BeagleBone: cape eeprom: i2c_probe: 0x54:</text:p>
      <text:p text:style-name="P1">BeagleBone: cape eeprom: i2c_probe: 0x55:</text:p>
      <text:p text:style-name="P1">BeagleBone: cape eeprom: i2c_probe: 0x56:</text:p>
      <text:p text:style-name="P1">BeagleBone: cape eeprom: i2c_probe: 0x57:</text:p>
      <text:p text:style-name="P1">Net: <text:s text:c="2"/>eth0: MII MODE</text:p>
      <text:p text:style-name="P1">cpsw, usb_ether</text:p>
      <text:p text:style-name="P1">Press SPACE to abort autoboot in 2 seconds</text:p>
      <text:p text:style-name="P1">=&gt; setenv serverip 192.168.4.132</text:p>
      <text:p text:style-name="P1">=&gt; setenv ipaddr 192.168.4.121</text:p>
      <text:p text:style-name="P1">=&gt; tftp 0x82000000 zimage</text:p>
      <text:p text:style-name="P1">link up on port 0, speed 100, full duplex</text:p>
      <text:p text:style-name="P1">Using cpsw device</text:p>
      <text:p text:style-name="P1">TFTP from server 192.168.4.132; our IP address is 192.168.4.121</text:p>
      <text:p text:style-name="P1">Filename 'zimage'.</text:p>
      <text:p text:style-name="P1">Load address: 0x82000000</text:p>
      <text:p text:style-name="P1">Loading: *</text:p>
      <text:p text:style-name="P1">TFTP error: 'File not found' (1)</text:p>
      <text:p text:style-name="P1">Not retrying...</text:p>
      <text:p text:style-name="P1">=&gt; tftp 0x82000000 zImage</text:p>
      <text:p text:style-name="P1">link up on port 0, speed 100, full duplex</text:p>
      <text:p text:style-name="P1">Using cpsw device</text:p>
      <text:p text:style-name="P1">TFTP from server 192.168.4.132; our IP address is 192.168.4.121</text:p>
      <text:p text:style-name="P1"><text:soft-page-break/>Filename 'zImage'.</text:p>
      <text:p text:style-name="P1">Load address: 0x82000000</text:p>
      <text:p text:style-name="P1">Loading: 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###########################</text:p>
      <text:p text:style-name="P1"><text:s text:c="9"/>######################################</text:p>
      <text:p text:style-name="P1"><text:s text:c="9"/>4.3 MiB/s</text:p>
      <text:p text:style-name="P1">done</text:p>
      <text:p text:style-name="P1">Bytes transferred = 4518520 (44f278 hex)</text:p>
      <text:p text:style-name="P1">=&gt; tftp 0x82008000 am335x-boneblack.dtb</text:p>
      <text:p text:style-name="P1">link up on port 0, speed 100, full duplex</text:p>
      <text:p text:style-name="P1">Using cpsw device</text:p>
      <text:p text:style-name="P1">TFTP from server 192.168.4.132; our IP address is 192.168.4.121</text:p>
      <text:p text:style-name="P1">Filename 'am335x-boneblack.dtb'.</text:p>
      <text:p text:style-name="P1">Load address: 0x82008000</text:p>
      <text:p text:style-name="P1">Loading: ############</text:p>
      <text:p text:style-name="P1"><text:s text:c="9"/>2.1 MiB/s</text:p>
      <text:p text:style-name="P1">done</text:p>
      <text:p text:style-name="P1">Bytes transferred = 58053 (e2c5 hex)</text:p>
      <text:p text:style-name="P1">=&gt; setenv bootargs console=ttyO0,115200n8 root=/dev/mmcblk0p2 ro rootfstype=ext4 rootwait</text:p>
      <text:p text:style-name="P1">=&gt; boot</text:p>
      <text:p text:style-name="P1">board_name=[A335BNLT] ...</text:p>
      <text:p text:style-name="P1">board_rev=[00C0] ...</text:p>
      <text:p text:style-name="P1">Card did not respond to voltage select!</text:p>
      <text:p text:style-name="P1">Card did not respond to voltage select!</text:p>
      <text:p text:style-name="P1">Card did not respond to voltage select!</text:p>
      <text:p text:style-name="P1">gpio: pin 56 (gpio 56) value is 0</text:p>
      <text:p text:style-name="P1">gpio: pin 55 (gpio 55) value is 0</text:p>
      <text:p text:style-name="P1">gpio: pin 54 (gpio 54) value is 0</text:p>
      <text:p text:style-name="P1">gpio: pin 53 (gpio 53) value is 1</text:p>
      <text:p text:style-name="P1">Card did not respond to voltage select!</text:p>
      <text:p text:style-name="P1">Card did not respond to voltage select!</text:p>
      <text:p text:style-name="P1">switch to partitions #0, OK</text:p>
      <text:p text:style-name="P1">mmc1(part 0) is current device</text:p>
      <text:p text:style-name="P1">Scanning mmc 1:1...</text:p>
      <text:p text:style-name="P1">gpio: pin 56 (gpio 56) value is 0</text:p>
      <text:p text:style-name="P1">gpio: pin 55 (gpio 55) value is 0</text:p>
      <text:p text:style-name="P1">gpio: pin 54 (gpio 54) value is 0</text:p>
      <text:p text:style-name="P1">gpio: pin 53 (gpio 53) value is 1</text:p>
      <text:p text:style-name="P1">switch to partitions #0, OK</text:p>
      <text:p text:style-name="P1">mmc1(part 0) is current device</text:p>
      <text:p text:style-name="P1">gpio: pin 54 (gpio 54) value is 1</text:p>
      <text:p text:style-name="P1"><text:soft-page-break/>Checking for: /uEnv.txt ...</text:p>
      <text:p text:style-name="P1">Checking for: /boot.scr ...</text:p>
      <text:p text:style-name="P1">Checking for: /boot/boot.scr ...</text:p>
      <text:p text:style-name="P1">Checking for: /boot/uEnv.txt ...</text:p>
      <text:p text:style-name="P1">gpio: pin 55 (gpio 55) value is 1</text:p>
      <text:p text:style-name="P1">2099 bytes read in 6 ms (340.8 KiB/s)</text:p>
      <text:p text:style-name="P1">Loaded environment from /boot/uEnv.txt</text:p>
      <text:p text:style-name="P1">Checking if uname_r is set in /boot/uEnv.txt...</text:p>
      <text:p text:style-name="P1">gpio: pin 56 (gpio 56) value is 1</text:p>
      <text:p text:style-name="P1">Running uname_boot ...</text:p>
      <text:p text:style-name="P1">loading /boot/vmlinuz-4.14.71-ti-r80 ...</text:p>
      <text:p text:style-name="P1">10416640 bytes read in 663 ms (15 MiB/s)</text:p>
      <text:p text:style-name="P1">debug: [enable_uboot_overlays=1] ...</text:p>
      <text:p text:style-name="P1">debug: [enable_uboot_cape_universal=1] ...</text:p>
      <text:p text:style-name="P1">debug: [uboot_base_dtb_univ=am335x-boneblack-uboot-univ.dtb] ...</text:p>
      <text:p text:style-name="P1">uboot_overlays: [uboot_base_dtb=am335x-boneblack-uboot-univ.dtb] ...</text:p>
      <text:p text:style-name="P1">uboot_overlays: Switching too: dtb=am335x-boneblack-uboot-univ.dtb ...</text:p>
      <text:p text:style-name="P1">loading /boot/dtbs/4.14.71-ti-r80/am335x-boneblack-uboot-univ.dtb ...</text:p>
      <text:p text:style-name="P1">161723 bytes read in 24 ms (6.4 MiB/s)</text:p>
      <text:p text:style-name="P1">uboot_overlays: [fdt_buffer=0x60000] ...</text:p>
      <text:p text:style-name="P1">uboot_overlays: loading /lib/firmware/BB-BONE-eMMC1-01-00A0.dtbo ...</text:p>
      <text:p text:style-name="P1">1440 bytes read in 142 ms (9.8 KiB/s)</text:p>
      <text:p text:style-name="P1">uboot_overlays: loading /lib/firmware/BB-HDMI-TDA998x-00A0.dtbo ...</text:p>
      <text:p text:style-name="P1">5127 bytes read in 145 ms (34.2 KiB/s)</text:p>
      <text:p text:style-name="P1">uboot_overlays: loading /lib/firmware/BB-ADC-00A0.dtbo ...</text:p>
      <text:p text:style-name="P1">711 bytes read in 15 ms (45.9 KiB/s)</text:p>
      <text:p text:style-name="P1">uboot_overlays: loading /lib/firmware/AM335X-PRU-RPROC-4-14-TI-00A0.dtbo ...</text:p>
      <text:p text:style-name="P1">3513 bytes read in 108 ms (31.3 KiB/s)</text:p>
      <text:p text:style-name="P1">loading /boot/initrd.img-4.14.71-ti-r80 ...</text:p>
      <text:p text:style-name="P1">4530240 bytes read in 292 ms (14.8 MiB/s)</text:p>
      <text:p text:style-name="P1">debug: [console=ttyO0,115200n8 bone_capemgr.uboot_capemgr_enabled=1 root=/dev/mmcblk1p1 ro rootfstype=ext4 rootwait coherent_pool=1M net.ifnam.</text:p>
      <text:p text:style-name="P1">debug: [bootz 0x82000000 0x88080000:452040 88000000] ...</text:p>
      <text:p text:style-name="P1">## Flattened Device Tree blob at 88000000</text:p>
      <text:p text:style-name="P1"><text:s text:c="3"/>Booting using the fdt blob at 0x88000000</text:p>
      <text:p text:style-name="P1"><text:s text:c="3"/>Loading Ramdisk to 8fbad000, end 8ffff040 ... OK</text:p>
      <text:p text:style-name="P1"><text:s text:c="3"/>reserving fdt memory region: addr=88000000 size=89000</text:p>
      <text:p text:style-name="P1"><text:s text:c="3"/>Loading Device Tree to 8fb21000, end 8fbacfff ... OK</text:p>
      <text:p text:style-name="P1"/>
      <text:p text:style-name="P1">Starting kernel ...</text:p>
      <text:p text:style-name="P1"/>
      <text:p text:style-name="P1">[ <text:s text:c="3"/>0.002107] timer_probe: no matching timers found</text:p>
      <text:p text:style-name="P1">[ <text:s text:c="3"/>1.129553] wkup_m3_ipc 44e11324.wkup_m3_ipc: could not get rproc handle</text:p>
      <text:p text:style-name="P1">[ <text:s text:c="3"/>1.426176] omap_voltage_late_init: Voltage driver support not added</text:p>
      <text:p text:style-name="P1">[ <text:s text:c="3"/>1.433326] PM: Cannot get wkup_m3_ipc handle</text:p>
      <text:p text:style-name="P1">[ <text:s text:c="3"/>1.632499] hdmi-audio-codec hdmi-audio-codec.0.auto: ASoC: no source widget found for Playback</text:p>
      <text:p text:style-name="P1">[ <text:s text:c="3"/>1.641471] hdmi-audio-codec hdmi-audio-codec.0.auto: ASoC: Failed to add route Playback -&gt; direct -&gt; TX</text:p>
      <text:p text:style-name="P1"/>
      <text:p text:style-name="P1">Debian GNU/Linux 9 beaglebone ttyS0</text:p>
      <text:p text:style-name="P1"/>
      <text:p text:style-name="P1"><text:soft-page-break/>BeagleBoard.org Debian Image 2018-10-07</text:p>
      <text:p text:style-name="P1"/>
      <text:p text:style-name="P1">Support/FAQ: http://elinux.org/Beagleboard:BeagleBoneBlack_Debian</text:p>
      <text:p text:style-name="P1"/>
      <text:p text:style-name="P1">default username:password is [debian:temppwd]</text:p>
      <text:p text:style-name="P1"/>
      <text:p text:style-name="P1">beaglebone login: debian</text:p>
      <text:p text:style-name="P1">Password: </text:p>
      <text:p text:style-name="P1">Last login: Mon May <text:s/>6 10:40:25 UTC 2019 on ttyS0</text:p>
      <text:p text:style-name="P1"/>
      <text:p text:style-name="P1">The programs included with the Debian GNU/Linux system are free software;</text:p>
      <text:p text:style-name="P1">the exact distribution terms for each program are described in the</text:p>
      <text:p text:style-name="P1">individual files in /usr/share/doc/*/copyright.</text:p>
      <text:p text:style-name="P1"/>
      <text:p text:style-name="P1">Debian GNU/Linux comes with ABSOLUTELY NO WARRANTY, to the extent</text:p>
      <text:p text:style-name="P1">permitted by applicable law.</text:p>
      <text:p text:style-name="P1">debian@beaglebone:~$ mount</text:p>
      <text:p text:style-name="P1">sysfs on /sys type sysfs (rw,nosuid,nodev,noexec,relatime)</text:p>
      <text:p text:style-name="P1">proc on /proc type proc (rw,nosuid,nodev,noexec,relatime)</text:p>
      <text:p text:style-name="P1">udev on /dev type devtmpfs (rw,nosuid,relatime,size=220136k,nr_inodes=55034,mode=755)</text:p>
      <text:p text:style-name="P1">devpts on /dev/pts type devpts (rw,nosuid,noexec,relatime,gid=5,mode=620,ptmxmode=000)</text:p>
      <text:p text:style-name="P1">tmpfs on /run type tmpfs (rw,nosuid,noexec,relatime,size=49488k,mode=755)</text:p>
      <text:p text:style-name="P1">/dev/mmcblk1p1 on / type ext4 (rw,noatime,errors=remount-ro,data=ordered)</text:p>
      <text:p text:style-name="P1">securityfs on /sys/kernel/security type securityfs (rw,nosuid,nodev,noexec,relatime)</text:p>
      <text:p text:style-name="P1">tmpfs on /dev/shm type tmpfs (rw,nosuid,nodev)</text:p>
      <text:p text:style-name="P1">tmpfs on /run/lock type tmpfs (rw,nosuid,nodev,noexec,relatime,size=5120k)</text:p>
      <text:p text:style-name="P1">tmpfs on /sys/fs/cgroup type tmpfs (ro,nosuid,nodev,noexec,mode=755)</text:p>
      <text:p text:style-name="P1">cgroup on /sys/fs/cgroup/systemd type cgroup (rw,nosuid,nodev,noexec,relatime,xattr,release_agent=/lib/systemd/systemd-cgroups-agent,name=syst)</text:p>
      <text:p text:style-name="P1">cgroup on /sys/fs/cgroup/blkio type cgroup (rw,nosuid,nodev,noexec,relatime,blkio)</text:p>
      <text:p text:style-name="P1">cgroup on /sys/fs/cgroup/net_cls,net_prio type cgroup (rw,nosuid,nodev,noexec,relatime,net_cls,net_prio)</text:p>
      <text:p text:style-name="P1">cgroup on /sys/fs/cgroup/perf_event type cgroup (rw,nosuid,nodev,noexec,relatime,perf_event)</text:p>
      <text:p text:style-name="P1">cgroup on /sys/fs/cgroup/pids type cgroup (rw,nosuid,nodev,noexec,relatime,pids)</text:p>
      <text:p text:style-name="P1">cgroup on /sys/fs/cgroup/memory type cgroup (rw,nosuid,nodev,noexec,relatime,memory)</text:p>
      <text:p text:style-name="P1">cgroup on /sys/fs/cgroup/devices type cgroup (rw,nosuid,nodev,noexec,relatime,devices)</text:p>
      <text:p text:style-name="P1">cgroup on /sys/fs/cgroup/cpu,cpuacct type cgroup (rw,nosuid,nodev,noexec,relatime,cpu,cpuacct)</text:p>
      <text:p text:style-name="P1">cgroup on /sys/fs/cgroup/freezer type cgroup (rw,nosuid,nodev,noexec,relatime,freezer)</text:p>
      <text:p text:style-name="P1">systemd-1 on /proc/sys/fs/binfmt_misc type autofs (rw,relatime,fd=31,pgrp=1,timeout=0,minproto=5,maxproto=5,direct,pipe_ino=15928)</text:p>
      <text:p text:style-name="P1">debugfs on /sys/kernel/debug type debugfs (rw,relatime)</text:p>
      <text:p text:style-name="P1">mqueue on /dev/mqueue type mqueue (rw,relatime)</text:p>
      <text:p text:style-name="P1">configfs on /sys/kernel/config type configfs (rw,relatime)</text:p>
      <text:p text:style-name="P1">fusectl on /sys/fs/fuse/connections type fusectl (rw,relatime)</text:p>
      <text:p text:style-name="P1">tmpfs on /run/user/1000 type tmpfs (rw,nosuid,nodev,relatime,size=49484k,mode=700,uid=1000,gid=1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21:31.771662904</meta:creation-date>
    <dc:date>2019-05-06T18:49:59.289330190</dc:date>
    <meta:editing-duration>PT18M27S</meta:editing-duration>
    <meta:editing-cycles>1</meta:editing-cycles>
    <meta:document-statistic meta:table-count="0" meta:image-count="0" meta:object-count="0" meta:page-count="4" meta:paragraph-count="184" meta:word-count="931" meta:character-count="9233" meta:non-whitespace-character-count="7584"/>
    <meta:generator>LibreOffice/5.1.6.2$Linux_X86_64 LibreOffice_project/10m0$Build-2</meta:generator>
  </office:meta>
</office:document-meta>
</file>